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/>
    </style:style>
    <style:style style:name="T2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bold" style:font-weight-asian="bold" style:font-weight-complex="bold"/>
    </style:style>
    <style:style style:name="T3" style:family="text">
      <style:text-properties style:text-overline-style="none" style:text-overline-color="font-color" fo:color="#000000" fo:language="es" fo:country="E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" style:font-relief="none" style:text-emphasize="none" style:font-style-complex="normal" style:font-style-asian="normal" style:font-size-complex="10pt" style:font-size-asian="10pt" style:font-name-complex="FreeSans" style:font-name="Liberation Sans" fo:font-weight="normal" style:font-weight-asian="normal" style:font-weight-complex="normal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6"/>
        <table:table-column table:style-name="co3" table:default-cell-style-name="ce61"/>
        <table:table-column table:style-name="co4" table:default-cell-style-name="ce9"/>
        <table:table-column table:style-name="co5" table:default-cell-style-name="ce26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tender Audiencia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se haya designado la hora y fecha de la audiencia, pudiendo el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Conciliador ingresar a la sala de Audiencia hasta 5 minutos antes de la hora especificada. Dirigirse a la pestaña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“Casos Conciliación”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contará la Audiencia permitiendo el registro de hasta 3 Audiencias máximo bajo condiciones normales,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en el caso contrario de ser atendida la Audiencia como consecuencia de una suspensión podrá realizarse 3 máximo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hasta la conclusión con el documento Acta de Audiencia o la emisión de un Dictame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20" office:value-type="date" office:date-value="2019-10-20" calcext:value-type="date">
            <text:p>20/10/19</text:p>
          </table:table-cell>
          <table:table-cell table:style-name="ce45" office:value-type="string" calcext:value-type="string">
            <text:p>Versión:</text:p>
          </table:table-cell>
          <table:table-cell table:style-name="ce22" office:value-type="string" calcext:value-type="string">
            <text:p>V 1,0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ciliador atienda a la Audiencia propia de un proceso de Conciliación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7"/>
          <table:covered-table-cell table:number-columns-repeated="4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El Conciliador seleccionará el caso con estado </text:span><text:span text:style-name="T2">Activo </text:span><text:span text:style-name="T3">y escogerá “Abrir Caso”, dentro de la pestaña escogerá la opción “Atender Audiencia”</text:span>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opción que solo se activará hasta 5 minutos antes de la cita especificada. El sistema mostrará una pestaña que será una sala de Audienci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en la sala se mostrarán las partes presentes en la sala, opciones con respecto a la Audiencia: “Levantar Acta de Audiencia”, “Emitir Dicta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<text:span text:style-name="T4">men”, “Suspender </text:span>Audiencia”, “Imponer medida de Apremio”. En el marco principal se mostrará una interfaz típica de un chat que tendrá en</text:p>
          </table:table-cell>
          <table:covered-table-cell table:number-columns-repeated="5" table:style-name="ce58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4"> la parte inferior un </text:span>campo para la adición de texto, y un botón para publicar el mensaje al chat. Una vez que la Audiencia se de por termina-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da el Conciliador necesitará publicar el Acta de Audiencia, la cuál puede irse realizando durante el transcurso de la Audiencia, y de esta ma</text:p>
          </table:table-cell>
          <table:covered-table-cell table:number-columns-repeated="5" table:style-name="ce58"/>
        </table:table-row>
        <table:table-row table:style-name="ro2">
          <table:table-cell table:style-name="ce6" office:value-type="string" calcext:value-type="string" table:number-columns-spanned="6" table:number-rows-spanned="1">
            <text:p>nera dejar explícito la posición del Proveedor respecto al Acta de Audiencia, firmada en acuerdo o desacuerdo la Audiencia termina</text:p>
          </table:table-cell>
          <table:covered-table-cell table:number-columns-repeated="5" table:style-name="ce58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osa el mouse sobre el Asunto del caso y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 botón “Abrir Caso”</text:p>
          </table:table-cell>
          <table:covered-table-cell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estado <text:span text:style-name="T5">Activo </text:span><text:span text:style-name="T6">que desea abrir</text:span></text:p>
          </table:table-cell>
          <table:covered-table-cell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pulsa el botón “Abrir Caso”</text:p>
          </table:table-cell>
          <table:covered-table-cell/>
          <table:table-cell table:style-name="ce21"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pestaña donde se muestra el conte-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ido del Caso de Conciliación, incluyendo los Documentos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portados por las partes, generación de documentos pr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ios del proceso de Conciliación y otras opciones inhere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a las funciones del Conciliador y el caso mismo. Dentro</text:p>
          </table:table-cell>
          <table:covered-table-cell/>
        </table:table-row>
        <table:table-row table:style-name="ro2">
          <table:table-cell table:style-name="Default"/>
          <table:table-cell table:style-name="ce29" table:number-columns-spanned="2" table:number-rows-spanned="1"/>
          <table:covered-table-cell table:style-name="Default"/>
          <table:table-cell/>
          <table:table-cell office:value-type="string" calcext:value-type="string" table:number-columns-spanned="2" table:number-rows-spanned="1">
            <text:p>de estas opciones existe la opción “Atender Audiencia”, l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ual solo se activa 5 minutos antes de la hora especif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cita de la Audiencia</text:p>
          </table:table-cell>
          <table:covered-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escoge la opción “Atender Audiencia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pestaña llamada Sala de Audienci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ormada por opciones inherentes a la Audiencia: “Levan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ar Acta de Audiencia”, “Emitir Dictamen”, “Suspender Au-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diencia”, “Imponer medida de Apremio”. En la sección lat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al derecha se muestran los documentos aportados por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table:style-name="ce16" office:value-type="string" calcext:value-type="string" table:number-columns-spanned="2" table:number-rows-spanned="1">
            <text:p>partes, y en la parte inferior las partes activas conectadas</text:p>
          </table:table-cell>
          <table:covered-table-cell table:style-name="ce62"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a la sala de Audienca. La sección central que ocupa la ma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yor parte de la pantalla se ubica el Chat, con una sección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inferior conformada por un campo donde se pueden ingre-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sar los mensajes para ser publicados en el chat, y un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útil para publicar el mensaje en el chat</text:p>
          </table:table-cell>
          <table:covered-table-cell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manda mensaje ingresando el texto en el</text:p>
          </table:table-cell>
          <table:covered-table-cell/>
          <table:table-cell table:style-name="ce10"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muestra el mensaje mandado acomodándolos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campo de texto y publicándolo pulsando el botón con el</text:p>
          </table:table-cell>
          <table:covered-table-cell/>
          <table:table-cell table:style-name="ce10"/>
          <table:table-cell office:value-type="string" calcext:value-type="string" table:number-columns-spanned="2" table:number-rows-spanned="1">
            <text:p>en forma de una cola, los mandados por el Conciliador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icono de flecha</text:p>
          </table:table-cell>
          <table:covered-table-cell/>
          <table:table-cell table:style-name="ce10"/>
          <table:table-cell office:value-type="string" calcext:value-type="string" table:number-columns-spanned="2" table:number-rows-spanned="1">
            <text:p>mostrarán del lado derecho en la parte baja y en letras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pequeñas pero legibles el rol del Conciliador en la parte alta</text:p>
          </table:table-cell>
          <table:covered-table-cell/>
        </table:table-row>
        <table:table-row table:style-name="ro2">
          <table:table-cell table:style-name="ce10"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del mensaje, y al mismo tiempo este mensaje de mostrará</text:p>
          </table:table-cell>
          <table:covered-table-cell/>
        </table:table-row>
        <table:table-row table:style-name="ro2">
          <table:table-cell table:style-name="ce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la misma forma en el chat de las demás partes pero con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diferencia de localizarse en la parte derecha del chat</text:p>
          </table:table-cell>
          <table:covered-table-cell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selecciona la opción “Levantar Acta de Audien-</text:p>
          </table:table-cell>
          <table:covered-table-cell/>
          <table:table-cell table:style-name="ce21"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despliega una sección con 2 campos por llenar</text:p>
          </table:table-cell>
          <table:covered-table-cell table:style-name="Default"/>
        </table:table-row>
        <table:table-row table:style-name="ro2">
          <table:table-cell table:style-name="ce8"/>
          <table:table-cell office:value-type="string" calcext:value-type="string" table:number-columns-spanned="2" table:number-rows-spanned="1">
            <text:p>cia”</text:p>
          </table:table-cell>
          <table:covered-table-cell/>
          <table:table-cell/>
          <table:table-cell office:value-type="string" calcext:value-type="string" table:number-columns-spanned="2" table:number-rows-spanned="1">
            <text:p>El primero es le campo “Título del Acta” y el segundo es un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mpo para la redacción del Acta”, debajo se tiene dos bo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ones, “Guardar Cambios” y “Publicar Acta”. En la parta su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ior de la sección se tienen también 2 botones, un signo 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‘-’ y una ‘x’, indicando el primero la minimización de la 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ección y la otra la cancelación del avance realizado en 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</text:p>
          </table:table-cell>
          <table:covered-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Conciliador ingresa el Titulo del Acta, e ingresa texto en</text:p>
          </table:table-cell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ostrará una animación de carga mientras s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campo destinado a la redacción del Acta, confirma lo in-</text:p>
          </table:table-cell>
          <table:covered-table-cell/>
          <table:table-cell/>
          <table:table-cell office:value-type="string" calcext:value-type="string" table:number-columns-spanned="2" table:number-rows-spanned="1">
            <text:p>guardan los cambios en el sistema y muestra un mensaje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gresado y pulsa “Guardar Cambios”</text:p>
          </table:table-cell>
          <table:covered-table-cell/>
          <table:table-cell/>
          <table:table-cell office:value-type="string" calcext:value-type="string" table:number-columns-spanned="2" table:number-rows-spanned="1">
            <text:p>de éxito informando al Conciliador que los cambios se han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guardado</text:p>
          </table:table-cell>
          <table:covered-table-cell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El Conciliador pulsa al botón superior ‘-’ de la sección con</text:p>
          </table:table-cell>
          <table:covered-table-cell/>
          <table:table-cell table:style-name="ce10"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El sistema oculta la sección y realiza una animación en la</text:p>
          </table:table-cell>
          <table:covered-table-cell/>
        </table:table-row>
        <table:table-row table:style-name="ro2">
          <table:table-cell/>
          <table:table-cell office:value-type="string" calcext:value-type="string" table:number-columns-spanned="2" table:number-rows-spanned="1">
            <text:p>el Acta de Audiencia</text:p>
          </table:table-cell>
          <table:covered-table-cell/>
          <table:table-cell table:style-name="ce10"/>
          <table:table-cell office:value-type="string" calcext:value-type="string" table:number-columns-spanned="2" table:number-rows-spanned="1">
            <text:p>cual la opción de “Levantar Acta de Audiencia” parpade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10"/>
          <table:table-cell office:value-type="string" calcext:value-type="string" table:number-columns-spanned="2" table:number-rows-spanned="1">
            <text:p>lentamente</text:p>
          </table:table-cell>
          <table:covered-table-cell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El Conciliador pulsa la opción “Levantar Acta de Audiencia”</text:p>
          </table:table-cell>
          <table:covered-table-cell/>
          <table:table-cell table:style-name="ce10"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El sistema despliega la sección con el Acta</text:p>
          </table:table-cell>
          <table:covered-table-cell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El Conciliador pulsa el botón “Publicar Acta”</text:p>
          </table:table-cell>
          <table:covered-table-cell/>
          <table:table-cell table:style-name="ce10"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El sistema muestra una ventana emergente advirtiendo al</text:p>
          </table:table-cell>
          <table:covered-table-cell/>
        </table:table-row>
        <table:table-row table:style-name="ro2">
          <table:table-cell table:style-name="ce7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que no podrá realizar cambios si confirma la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ublicación del Acta</text:p>
          </table:table-cell>
          <table:covered-table-cell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office:value-type="string" calcext:value-type="string" table:number-columns-spanned="2" table:number-rows-spanned="1">
            <text:p>El Conciliador pulsa al botón “Confirmar”</text:p>
          </table:table-cell>
          <table:covered-table-cell/>
          <table:table-cell table:style-name="ce21"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El sistema oculta la venta emergente y la sección con el </text:p>
          </table:table-cell>
          <table:covered-table-cell table:style-name="Default"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, el sistema muestra un mensaje de éxito</text:p>
          </table:table-cell>
          <table:covered-table-cell/>
        </table:table-row>
        <table:table-row table:style-name="ro2">
          <table:table-cell table:style-name="ce8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indicando que la Acta se publicó satisfactoriamente y en 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hat del Conciliador se mostrará un mensaje generado auto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aticamente informando que se espera la respuesta de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otras partes de acuerdo al Acta publicad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2" table:number-rows-spanned="1">
            <text:p>Cuando las dos partes confirmen su postura de acuerdo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Acta de Audiencia el mensaje en el chat habilitará el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“Terminar Audiencia”</text:p>
          </table:table-cell>
          <table:covered-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El Conciliador pulsa el botón “Terminar Audiencia”</text:p>
          </table:table-cell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Una ventana emergente advierte al Conciliador de que a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firmar terminar la audiencia ninguna de las partes podrá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volver a publicar en el chat y no se mostrará en la sala las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tes activas conectadas a esta</text:p>
          </table:table-cell>
          <table:covered-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 table:number-columns-spanned="2" table:number-rows-spanned="1">
            <text:p>El Conciliador escoge la opción “Confirmar”</text:p>
          </table:table-cell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2" table:number-rows-spanned="1">
            <text:p>El sistema muestra un mensaje en el chat de todas las par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s informando del fin de la Audiencia, el campo para publi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ar mensajes se desactiva y desaparece el botón para pu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icar al chat. Así mismo la sección donde se muestran las</text:p>
          </table:table-cell>
          <table:covered-table-cell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62"/>
          <table:table-cell/>
          <table:table-cell office:value-type="string" calcext:value-type="string" table:number-columns-spanned="2" table:number-rows-spanned="1">
            <text:p>partes conectadas a la sala no muestra ya actividad</text:p>
          </table:table-cell>
          <table:covered-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El sistema muestra un mensaje de error debido a un error no identificado no ha permitido al Conciliador ingresar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a la Sala de Audiencia, le pide al Conciliador que intente otra vez más tar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publicar el mensaj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en el chat, el sistema muestra el mensaje en el chat unicamente al Conciliador de forma más tenue al de lo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otros mensaje y coloca dos botones en la parte inferior, “Borrar” y “Reintentar”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 table:number-columns-spanned="5" table:number-rows-spanned="1">
            <text:p>El sistema muestra una animación de carga que tarda en terminar y muestra finalmente un mensaje indicand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que ocurrió un error que no permitió guardar los cambios del Acta que se han realizado, indica al Conciliador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que trate de guardar cambios otra vez más tar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, no modifica los campos d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3"/>
          <table:table-cell table:style-name="ce27" office:value-type="string" calcext:value-type="string" table:number-columns-spanned="5" table:number-rows-spanned="1">
            <text:p>la sección con el Acta</text:p>
          </table:table-cell>
          <table:covered-table-cell table:number-columns-repeated="4" table:style-name="ce5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office:value-type="string" calcext:value-type="string" table:number-columns-spanned="5" table:number-rows-spanned="1">
            <text:p>El sistema muestra un mensaje de advertencia informando al Conciliador que el tiempo límite de 5 minutos par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indicar la postura de las partes de acuerdo al Acta terminó, una o ambas partes no seleccionaron su postur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y la Audiencia terminó tomando como en <text:span text:style-name="T5">Desacuerdo </text:span><text:span text:style-name="T6">respecto al Acta la parte que no contesto</text:span>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23a</text:p>
          </table:table-cell>
          <table:table-cell office:value-type="string" calcext:value-type="string" table:number-columns-spanned="5" table:number-rows-spanned="1">
            <text:p>El Conciliador elige la opción “Cancelar” y el sistema cierra la ventana emergent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string" calcext:value-type="string">
            <text:p>23b</text:p>
          </table:table-cell>
          <table:table-cell office:value-type="string" calcext:value-type="string" table:number-columns-spanned="5" table:number-rows-spanned="1">
            <text:p>El sistema muestra un mensaje de advertencia informando al Conciliador que el tiempo límite de 5 minutos par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23"/>
          <table:table-cell table:style-name="ce27" office:value-type="string" calcext:value-type="string" table:number-columns-spanned="5" table:number-rows-spanned="1">
            <text:p>indicar el término de la Audiencia agotaron y automáticamente la sala termino la Audiencia</text:p>
          </table:table-cell>
          <table:covered-table-cell table:number-columns-repeated="4" table:style-name="ce58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la terminación de l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Audiencia de forma norm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El tiempo que esperá al mensaje para seleccionar la postura de la parte de acuerdo al Acta de Audiencia será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De 5 minutos máximos que empezarán a contar una vez a parezcan en el chat de la parte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El tiempo que esperá a ser terminada la Audiencia al presionar al botón “Terminar Audiencia” por parte del Co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/>
          <table:table-cell office:value-type="string" calcext:value-type="string" table:number-columns-spanned="5" table:number-rows-spanned="1">
            <text:p>ciliador será 5 minutos máximo una vez las dos partes hayan confirmado su postura respecto al Act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Suspender Audienci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mponer Medida de Apremio</text:p>
          </table:table-cell>
          <table:covered-table-cell/>
          <table:covered-table-cell table:style-name="ce6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9:30:36.9025380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0T20:30:41.996773983</dc:date>
    <meta:editing-duration>PT4H16M39S</meta:editing-duration>
    <meta:editing-cycles>53</meta:editing-cycles>
    <meta:generator>LibreOffice/6.2.7.1$Linux_X86_64 LibreOffice_project/20$Build-1</meta:generator>
    <meta:document-statistic meta:table-count="1" meta:cell-count="176" meta:object-count="0"/>
  </office:meta>
</office:document-meta>
</file>